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6.4cm" svg:height="3.2cm" svg:x="9cm" svg:y="7.5cm">
          <text:p text:style-name="P1">maven-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4cm" svg:height="1.2cm" svg:x="2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1.4cm" svg:height="1.2cm" svg:x="2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4.255cm" svg:height="0.808cm" svg:x="2.7cm" svg:y="4.9cm">
          <text:p text:style-name="P2"><text:span text:style-name="T1">plugin-tools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6cm" svg:height="0.808cm" svg:x="13.5cm" svg:y="3.5cm">
          <text:p text:style-name="P2"><text:span text:style-name="T1">plugin-tools-gene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5.165cm" svg:height="0.81cm" svg:x="7.635cm" svg:y="1.2cm">
          <text:p text:style-name="P2"><text:span text:style-name="T1">maven-plugi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81cm" svg:x="16.2cm" svg:y="4.4cm">
          <text:p text:style-name="P2"><text:span text:style-name="T1">Dox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809cm" svg:x="16.2cm" svg:y="5.3cm">
          <text:p text:style-name="P2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.1cm" svg:height="0.809cm" svg:x="2.7cm" svg:y="9.101cm">
          <text:p text:style-name="P2"><text:span text:style-name="T1">plugin-tools-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4.9cm" svg:height="0.808cm" svg:x="2.3cm" svg:y="10.502cm">
          <text:p text:style-name="P2"><text:span text:style-name="T1">plugin-tools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.324cm" svg:height="0.81cm" svg:x="2cm" svg:y="3.49cm">
          <text:p text:style-name="P2"><text:span text:style-name="T1">plugin-tools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0.217cm" svg:y1="2.01cm" svg:x2="4.162cm" svg:y2="3.49cm" draw:start-shape="id1" draw:start-glue-point="2" draw:end-shape="id2" draw:end-glue-point="0" svg:d="m10217 2010-6055 1480">
          <text:p/>
        </draw:connector>
        <draw:connector draw:style-name="gr5" draw:text-style-name="P3" draw:layer="layout" draw:type="line" svg:x1="10.217cm" svg:y1="2.01cm" svg:x2="16.5cm" svg:y2="3.5cm" draw:start-shape="id1" draw:start-glue-point="2" draw:end-shape="id3" draw:end-glue-point="0" svg:d="m10217 2010 6283 1490">
          <text:p/>
        </draw:connector>
        <draw:custom-shape draw:style-name="gr4" draw:text-style-name="P1" xml:id="id10" draw:id="id10" draw:layer="layout" svg:width="4.6cm" svg:height="0.809cm" svg:x="9.9cm" svg:y="11.5cm">
          <text:p text:style-name="P2"><text:span text:style-name="T1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716cm" svg:height="0.809cm" svg:x="13.9cm" svg:y="4.9cm">
          <text:p text:style-name="P2"><text:span text:style-name="T1">qd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5.8cm" svg:height="0.808cm" svg:x="2.7cm" svg:y="7.685cm">
          <text:p text:style-name="P2"><text:span text:style-name="T1">plugin-tools-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4.75cm" svg:y1="9.91cm" svg:x2="4.75cm" svg:y2="10.502cm" draw:start-shape="id4" draw:start-glue-point="2" draw:end-shape="id5" draw:end-glue-point="0" svg:d="m4750 9910v592">
          <text:p/>
        </draw:connector>
        <draw:custom-shape draw:style-name="gr3" draw:text-style-name="P1" xml:id="id7" draw:id="id7" draw:layer="layout" svg:width="5.8cm" svg:height="0.81cm" svg:x="2.7cm" svg:y="6.301cm">
          <text:p text:style-name="P2"><text:span text:style-name="T1">plugin-tools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099cm" svg:height="0.808cm" svg:x="8.401cm" svg:y="4.9cm">
          <text:p text:style-name="P2"><text:span text:style-name="T1">plugin-tools-java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0.81cm" svg:x="9cm" svg:y="6.301cm">
          <text:p text:style-name="P2"><text:span text:style-name="T1">plugin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line-skew="-0.199cm" svg:x1="2.7cm" svg:y1="5.304cm" svg:x2="2cm" svg:y2="3.895cm" draw:start-shape="id6" draw:start-glue-point="3" draw:end-shape="id2" svg:d="m2700 5304h-1400v-1409h700">
          <text:p/>
        </draw:connector>
        <draw:connector draw:style-name="gr6" draw:text-style-name="P4" draw:layer="layout" draw:line-skew="-0.8cm" svg:x1="2.7cm" svg:y1="6.706cm" svg:x2="2.001cm" svg:y2="3.896cm" draw:start-shape="id7" draw:start-glue-point="3" svg:d="m2700 6706h-1400v-2810h701">
          <text:p/>
        </draw:connector>
        <draw:connector draw:style-name="gr6" draw:text-style-name="P4" draw:layer="layout" draw:line-skew="-0.8cm" svg:x1="2.7cm" svg:y1="8.089cm" svg:x2="2.001cm" svg:y2="3.896cm" draw:start-shape="id8" draw:start-glue-point="3" svg:d="m2700 8089h-1400v-4193h701">
          <text:p/>
        </draw:connector>
        <draw:connector draw:style-name="gr6" draw:text-style-name="P4" draw:layer="layout" draw:line-skew="-0.8cm" svg:x1="2.7cm" svg:y1="9.505cm" svg:x2="2.001cm" svg:y2="3.896cm" draw:start-shape="id4" draw:start-glue-point="3" svg:d="m2700 9505h-1400v-5609h701">
          <text:p/>
        </draw:connector>
        <draw:custom-shape draw:style-name="gr4" draw:text-style-name="P1" draw:layer="layout" svg:width="1.716cm" svg:height="0.809cm" svg:x="13.9cm" svg:y="6.3cm">
          <text:p text:style-name="P2"><text:span text:style-name="T1">a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5.8cm" svg:height="0.808cm" svg:x="9.2cm" svg:y="7.692cm">
          <text:p text:style-name="P2"><text:span text:style-name="T1">maven-script-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4.1cm" svg:height="0.809cm" svg:x="10.9cm" svg:y="9.1cm">
          <text:p text:style-name="P2"><text:span text:style-name="T1">maven-script-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.2cm" svg:y1="10.7cm" svg:x2="12.2cm" svg:y2="11.5cm" draw:start-shape="id9" draw:start-glue-point="2" draw:end-shape="id10" draw:end-glue-point="0" svg:d="m12200 10700v800">
          <text:p/>
        </draw:connector>
        <draw:custom-shape draw:style-name="gr4" draw:text-style-name="P1" xml:id="id12" draw:id="id12" draw:layer="layout" svg:width="2.816cm" svg:height="0.809cm" svg:x="16.084cm" svg:y="7.691cm">
          <text:p text:style-name="P2"><text:span text:style-name="T1">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4" draw:id="id14" draw:layer="layout" svg:width="1.716cm" svg:height="0.809cm" svg:x="16.084cm" svg:y="9.091cm">
          <text:p text:style-name="P2"><text:span text:style-name="T1">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5cm" svg:y1="8.096cm" svg:x2="16.084cm" svg:y2="8.095cm" draw:start-shape="id11" draw:start-glue-point="1" draw:end-shape="id12" draw:end-glue-point="3" svg:d="m15000 8096 1084-1">
          <text:p/>
        </draw:connector>
        <draw:connector draw:style-name="gr5" draw:text-style-name="P3" draw:layer="layout" draw:type="line" svg:x1="15cm" svg:y1="9.504cm" svg:x2="16.084cm" svg:y2="9.495cm" draw:start-shape="id13" draw:start-glue-point="1" draw:end-shape="id14" draw:end-glue-point="3" svg:d="m15000 9504 1084-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8-12-20T23:12:09</meta:creation-date>
    <dc:date>2012-05-21T23:21:11</dc:date>
    <meta:editing-cycles>48</meta:editing-cycles>
    <meta:editing-duration>PT10H41M6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